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dash" draw:stroke-dash="Fine_20_Dashed" draw:fill="none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99ccff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color="#99ccff"/>
    </style:style>
    <style:style style:name="P5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99ccff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1.8cm" svg:height="1.6cm" svg:x="12.6cm" svg:y="18.2cm">
          <text:p text:style-name="P1">Solr1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2" draw:id="id2" draw:layer="layout" svg:width="1.8cm" svg:height="1.6cm" svg:x="14.8cm" svg:y="18.2cm">
          <text:p text:style-name="P1">Solr2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xml:id="id3" draw:id="id3" draw:layer="layout" svg:width="1.8cm" svg:height="1.6cm" svg:x="19.4cm" svg:y="18.2cm">
          <text:p text:style-name="P1">SolrN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" draw:layer="layout" svg:width="1.035cm" svg:height="0.962cm" svg:x="17.4cm" svg:y="18.438cm">
          <draw:text-box>
            <text:p>...</text:p>
          </draw:text-box>
        </draw:frame>
        <draw:custom-shape draw:style-name="gr3" draw:text-style-name="P1" draw:layer="layout" svg:width="17cm" svg:height="1cm" svg:x="9cm" svg:y="2.6cm">
          <text:p text:style-name="P1">SolrFusionServle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4cm" svg:height="3.2cm" svg:x="1.2cm" svg:y="3cm">
          <text:p text:style-name="P1"/>
          <text:p text:style-name="P1">SolrFusion</text:p>
          <text:p text:style-name="P1">Schema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1" draw:layer="layout" svg:width="17cm" svg:height="1cm" svg:x="9cm" svg:y="6.2cm">
          <text:p text:style-name="P1">FusionControllerIfc</text:p>
          <draw:enhanced-geometry svg:viewBox="0 0 21600 21600" draw:mirror-vertical="false" draw:type="rectangle" draw:enhanced-path="M 0 0 L 21600 0 21600 21600 0 21600 0 0 Z N"/>
        </draw:custom-shape>
        <draw:custom-shape draw:style-name="gr1" draw:text-style-name="P2" draw:layer="layout" svg:width="3.259cm" svg:height="1.232cm" svg:x="11.4cm" svg:y="4.306cm">
          <text:p text:style-name="P1"><text:span text:style-name="T1">Fusion</text:span></text:p>
          <text:p text:style-name="P1"><text:span text:style-name="T1">Request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" draw:text-style-name="P2" draw:layer="layout" svg:width="3.259cm" svg:height="1.232cm" svg:x="20.141cm" svg:y="4.4cm">
          <text:p text:style-name="P1"><text:span text:style-name="T1">Fusion</text:span></text:p>
          <text:p text:style-name="P1"><text:span text:style-name="T1">Response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line draw:style-name="gr4" draw:text-style-name="P1" draw:layer="layout" svg:x1="12.8cm" svg:y1="0.8cm" svg:x2="12.8cm" svg:y2="2.6cm">
          <text:p/>
        </draw:line>
        <draw:line draw:style-name="gr4" draw:text-style-name="P1" draw:layer="layout" svg:x1="21.8cm" svg:y1="2.6cm" svg:x2="21.8cm" svg:y2="0.8cm">
          <text:p/>
        </draw:line>
        <draw:frame draw:style-name="gr2" draw:text-style-name="P3" draw:layer="layout" svg:width="2.602cm" svg:height="1.207cm" svg:x="9.998cm" svg:y="0.793cm">
          <draw:text-box>
            <text:p><text:span text:style-name="T1">HttpServlet</text:span></text:p>
            <text:p><text:span text:style-name="T1">Request</text:span></text:p>
          </draw:text-box>
        </draw:frame>
        <draw:frame draw:style-name="gr5" draw:text-style-name="P3" draw:layer="layout" svg:width="2.602cm" svg:height="1.207cm" svg:x="22.2cm" svg:y="0.8cm">
          <draw:text-box>
            <text:p><text:span text:style-name="T1">HttpServlet</text:span></text:p>
            <text:p><text:span text:style-name="T1">Response</text:span></text:p>
          </draw:text-box>
        </draw:frame>
        <draw:line draw:style-name="gr4" draw:text-style-name="P1" draw:layer="layout" svg:x1="12.8cm" svg:y1="3.6cm" svg:x2="12.8cm" svg:y2="4.4cm">
          <text:p/>
        </draw:line>
        <draw:line draw:style-name="gr4" draw:text-style-name="P1" draw:layer="layout" svg:x1="12.8cm" svg:y1="5.538cm" svg:x2="12.8cm" svg:y2="6.2cm">
          <text:p/>
        </draw:line>
        <draw:line draw:style-name="gr4" draw:text-style-name="P1" draw:layer="layout" svg:x1="21.8cm" svg:y1="4.4cm" svg:x2="21.8cm" svg:y2="3.6cm">
          <text:p/>
        </draw:line>
        <draw:line draw:style-name="gr4" draw:text-style-name="P1" draw:layer="layout" svg:x1="21.8cm" svg:y1="6.2cm" svg:x2="21.8cm" svg:y2="5.632cm">
          <text:p/>
        </draw:line>
        <draw:custom-shape draw:style-name="gr3" draw:text-style-name="P1" draw:layer="layout" svg:width="8.4cm" svg:height="1.2cm" svg:x="9cm" svg:y="8cm">
          <text:p text:style-name="P1">1. QueryPars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9cm" svg:y="9.4cm">
          <text:p text:style-name="P1">2. QueryMapp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9cm" svg:y="10.8cm">
          <text:p text:style-name="P1">3. ResponseConsolidatorIfc</text:p>
          <draw:enhanced-geometry svg:viewBox="0 0 21600 21600" draw:type="rectangle" draw:enhanced-path="M 0 0 L 21600 0 21600 21600 0 21600 0 0 Z N"/>
        </draw:custom-shape>
        <draw:connector draw:style-name="gr6" draw:text-style-name="P1" xml:id="id5" draw:id="id5" draw:layer="layout" svg:x1="13.5cm" svg:y1="18.2cm" svg:x2="15.7cm" svg:y2="18.2cm" draw:start-shape="id1" draw:start-glue-point="5" draw:end-shape="id2" draw:end-glue-point="5" svg:d="M13500 18200v-501h2200v501" svg:viewBox="0 0 2201 502">
          <text:p/>
        </draw:connector>
        <draw:connector draw:style-name="gr6" draw:text-style-name="P1" xml:id="id8" draw:id="id8" draw:layer="layout" svg:x1="15.7cm" svg:y1="18.2cm" svg:x2="20.3cm" svg:y2="18.2cm" draw:start-shape="id2" draw:start-glue-point="5" draw:end-shape="id3" draw:end-glue-point="5" svg:d="M15700 18200v-501h4600v501" svg:viewBox="0 0 4601 502">
          <text:p/>
        </draw:connector>
        <draw:frame draw:style-name="gr2" draw:text-style-name="P3" draw:layer="layout" svg:width="2.602cm" svg:height="1.207cm" svg:x="9.596cm" svg:y="14.993cm">
          <draw:text-box>
            <text:p><text:span text:style-name="T1">HttpServlet</text:span></text:p>
            <text:p><text:span text:style-name="T1">Request</text:span></text:p>
          </draw:text-box>
        </draw:frame>
        <draw:frame draw:style-name="gr2" draw:text-style-name="P3" draw:layer="layout" svg:width="2.415cm" svg:height="1.207cm" svg:x="22.785cm" svg:y="15cm">
          <draw:text-box>
            <text:p><text:span text:style-name="T1">XML Solr</text:span></text:p>
            <text:p><text:span text:style-name="T1">Response</text:span></text:p>
          </draw:text-box>
        </draw:frame>
        <draw:custom-shape draw:style-name="gr3" draw:text-style-name="P1" draw:layer="layout" svg:width="8.4cm" svg:height="1.2cm" svg:x="17.6cm" svg:y="8cm">
          <text:p text:style-name="P1">9. ResponseRendererIfc 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9.4cm">
          <text:p text:style-name="P1">8. ResponseConsolidatorIf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2.8cm" svg:y1="7.2cm" svg:x2="12.8cm" svg:y2="8cm">
          <text:p/>
        </draw:line>
        <draw:connector draw:style-name="gr4" draw:text-style-name="P1" draw:layer="layout" svg:x1="12.699cm" svg:y1="14.4cm" svg:x2="14.6cm" svg:y2="17.699cm" draw:start-shape="id4" draw:start-glue-point="3" draw:end-shape="id5" draw:end-glue-point="0" svg:d="M12699 14400h-501v1950h2402v1349" svg:viewBox="0 0 2403 3300">
          <text:p/>
        </draw:connector>
        <draw:custom-shape draw:style-name="gr7" draw:text-style-name="P1" draw:layer="layout" svg:width="20.8cm" svg:height="14.8cm" svg:x="5.8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10.8cm">
          <text:p text:style-name="P1">7. ResponseMapperIf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4cm" svg:height="1.2cm" svg:x="17.6cm" svg:y="12.2cm">
          <text:p text:style-name="P1">6. ResponseParserIfc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8cm" svg:y1="8cm" svg:x2="21.8cm" svg:y2="7.2cm">
          <text:p/>
        </draw:line>
        <draw:custom-shape draw:style-name="gr3" draw:text-style-name="P1" draw:layer="layout" svg:width="8.4cm" svg:height="1.2cm" svg:x="9cm" svg:y="12.2cm">
          <text:p text:style-name="P1">4. QueryBuilderIfc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2cm" svg:height="5.6cm" svg:x="6.4cm" svg:y="6.4cm">
          <text:p text:style-name="P1">Confi</text:p>
          <text:p text:style-name="P1">gura</text:p>
          <text:p text:style-name="P1">tion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1" draw:layer="layout" svg:x1="2.9cm" svg:y1="6.2cm" svg:x2="6.4cm" svg:y2="9.2cm" draw:start-shape="id6" draw:start-glue-point="7" draw:end-shape="id7" draw:end-glue-point="6" svg:d="M2900 6200v3000h3500" svg:viewBox="0 0 3501 3001">
          <text:p/>
        </draw:connector>
        <draw:frame draw:style-name="gr8" draw:text-style-name="P4" draw:layer="layout" svg:width="3.529cm" svg:height="0.962cm" draw:transform="rotate (1.57306525482249) translate (5.808cm 5.531cm)">
          <draw:text-box>
            <text:p><text:span text:style-name="T2">SolrFusion</text:span></text:p>
          </draw:text-box>
        </draw:frame>
        <draw:frame draw:style-name="gr2" draw:text-style-name="P5" draw:layer="layout" svg:width="4.244cm" svg:height="0.649cm" svg:x="0.8cm" svg:y="20.2cm">
          <draw:text-box>
            <text:p><text:span text:style-name="T3">outermedia GmbH 2014</text:span></text:p>
          </draw:text-box>
        </draw:frame>
        <draw:connector draw:style-name="gr4" draw:text-style-name="P1" draw:layer="layout" draw:line-skew="0cm 1cm" svg:x1="18cm" svg:y1="17.699cm" svg:x2="21.099cm" svg:y2="14.4cm" draw:start-shape="id8" draw:start-glue-point="0" draw:end-shape="id4" draw:end-glue-point="1" svg:d="M18000 17699v-1349h4600v-1950h-1501" svg:viewBox="0 0 4601 3300">
          <text:p/>
        </draw:connector>
        <draw:custom-shape draw:style-name="gr3" draw:text-style-name="P1" draw:layer="layout" svg:width="8.4cm" svg:height="1.2cm" svg:x="13.575cm" svg:y="14.655cm">
          <text:p text:style-name="P1">5. SearchServerAdapterIfc</text:p>
          <draw:enhanced-geometry svg:viewBox="0 0 21600 21600" draw:type="rectangle" draw:enhanced-path="M 0 0 L 21600 0 21600 21600 0 21600 0 0 Z N"/>
        </draw:custom-shape>
        <draw:custom-shape draw:style-name="gr9" draw:text-style-name="P1" xml:id="id4" draw:id="id4" draw:layer="layout" svg:width="8.4cm" svg:height="1.2cm" svg:x="12.699cm" svg:y="13.8cm">
          <text:p text:style-name="P1">5. SearchServerAdapterIfc</text:p>
          <draw:enhanced-geometry svg:viewBox="0 0 21600 21600" draw:type="rectangle" draw:enhanced-path="M 0 0 L 21600 0 21600 21600 0 21600 0 0 Z N"/>
        </draw:custom-shape>
        <draw:frame draw:style-name="gr10" draw:layer="layout" svg:width="1.035cm" svg:height="0.962cm" svg:x="12.6cm" svg:y="14.838cm">
          <draw:text-box>
            <text:p>...</text:p>
          </draw:text-box>
        </draw:frame>
        <presentation:notes draw:style-name="dp2">
          <draw:page-thumbnail draw:style-name="gr11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egfried Ballmann</meta:initial-creator>
    <meta:creation-date>2014-09-08T15:14:42.692361846</meta:creation-date>
    <dc:date>2014-09-22T09:25:38.814491857</dc:date>
    <dc:creator>Siegfried Ballmann</dc:creator>
    <meta:editing-duration>PT24M40S</meta:editing-duration>
    <meta:editing-cycles>3</meta:editing-cycles>
    <meta:generator>LibreOffice/4.2.6.3$Linux_X86_64 LibreOffice_project/420m0$Build-3</meta:generator>
    <meta:document-statistic meta:object-count="64"/>
  </office:meta>
</office:document-meta>
</file>